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MathJax_Vector-Bold" svg:font-family="MathJax_Vector-Bold" style:font-pitch="fixed"/>
    <style:font-face style:name="Mitra Mono" svg:font-family="'Mitra Mono'" style:font-pitch="fixed"/>
    <style:font-face style:name="Ubuntu Mono" svg:font-family="'Ubuntu Mono'" style:font-pitch="fixed"/>
    <style:font-face style:name="Ubuntu Mono1" svg:font-family="'Ubuntu Mono'" style:font-adornments="Bold" style:font-pitch="fixed"/>
    <style:font-face style:name="DejaVu Sans Mono" svg:font-family="'DejaVu Sans Mono'" style:font-family-generic="modern" style:font-pitch="fixed"/>
    <style:font-face style:name="MathJax_Fraktur" svg:font-family="MathJax_Fraktur" style:font-adornments="Bold" style:font-pitch="variable"/>
    <style:font-face style:name="Mukti Narrow" svg:font-family="'Mukti Narrow'" style:font-adornments="Regular" style:font-pitch="variable"/>
    <style:font-face style:name="Noto Kufi Arabic" svg:font-family="'Noto Kufi Arabic'" style:font-adornments="Bold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Georgia" svg:font-family="Georg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Noto Serif Dogra" svg:font-family="'Noto Serif Dogra'" style:font-family-generic="roman" style:font-pitch="variable"/>
    <style:font-face style:name="Noto Serif Ethiopic" svg:font-family="'Noto Serif Ethiopic'" style:font-adornments="Bold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Trebuchet MS" svg:font-family="'Trebuchet M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ebe" officeooo:paragraph-rsid="00000ebe"/>
    </style:style>
    <style:style style:name="P2" style:family="paragraph" style:parent-style-name="Standard">
      <style:text-properties officeooo:rsid="000042c9" officeooo:paragraph-rsid="000042c9"/>
    </style:style>
    <style:style style:name="P3" style:family="paragraph" style:parent-style-name="Standard">
      <style:text-properties officeooo:rsid="0001d45d" officeooo:paragraph-rsid="0001d45d"/>
    </style:style>
    <style:style style:name="P4" style:family="paragraph" style:parent-style-name="Standard">
      <style:text-properties fo:font-size="14pt" fo:font-weight="bold" officeooo:rsid="00000ebe" officeooo:paragraph-rsid="00000ebe" fo:background-color="#ffff0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officeooo:rsid="00000ebe" officeooo:paragraph-rsid="00000ebe"/>
    </style:style>
    <style:style style:name="P6" style:family="paragraph" style:parent-style-name="Standard">
      <style:paragraph-properties fo:break-before="page"/>
      <style:text-properties fo:font-size="16pt" fo:font-weight="bold" officeooo:rsid="0001d45d" officeooo:paragraph-rsid="0001d45d" fo:background-color="#ffff00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4pt" fo:font-weight="bold" officeooo:rsid="000661b6" officeooo:paragraph-rsid="000661b6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2pt" fo:font-weight="normal" officeooo:rsid="000661b6" officeooo:paragraph-rsid="000661b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06acfb" officeooo:paragraph-rsid="0006acfb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8.5pt" fo:font-weight="normal" officeooo:rsid="0007f64d" officeooo:paragraph-rsid="0007f64d" style:font-size-asian="8.5pt" style:font-weight-asian="normal" style:font-size-complex="8.5pt" style:font-weight-complex="normal"/>
    </style:style>
    <style:style style:name="P11" style:family="paragraph" style:parent-style-name="Standard">
      <style:text-properties style:font-name="Arial" fo:font-size="7pt" fo:font-weight="normal" officeooo:rsid="0008cccb" officeooo:paragraph-rsid="0008cccb" style:font-size-asian="7pt" style:font-weight-asian="normal" style:font-size-complex="7pt" style:font-weight-complex="normal"/>
    </style:style>
    <style:style style:name="P12" style:family="paragraph" style:parent-style-name="Standard">
      <style:text-properties style:font-name="Ubuntu Mono" fo:font-size="11pt" officeooo:rsid="00000ebe" officeooo:paragraph-rsid="00000ebe" style:font-size-asian="11pt" style:font-size-complex="11pt"/>
    </style:style>
    <style:style style:name="P13" style:family="paragraph" style:parent-style-name="Standard">
      <style:text-properties style:font-name="Ubuntu Mono" fo:font-size="11pt" officeooo:rsid="0000cfe9" officeooo:paragraph-rsid="0000cfe9" style:font-size-asian="11pt" style:font-size-complex="11pt"/>
    </style:style>
    <style:style style:name="P14" style:family="paragraph" style:parent-style-name="Standard">
      <style:text-properties style:font-name="Ubuntu Mono" fo:font-size="11pt" officeooo:rsid="0001d45d" officeooo:paragraph-rsid="0001d45d" style:font-size-asian="11pt" style:font-size-complex="11pt"/>
    </style:style>
    <style:style style:name="P15" style:family="paragraph" style:parent-style-name="Standard">
      <style:text-properties style:font-name="Ubuntu Mono" fo:font-size="11pt" fo:font-weight="bold" officeooo:rsid="00000ebe" officeooo:paragraph-rsid="00000ebe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rebuchet MS" fo:font-size="11pt" officeooo:rsid="0001d45d" officeooo:paragraph-rsid="0001d45d" fo:background-color="#ffffff" style:font-size-asian="11pt" style:font-size-complex="11pt"/>
    </style:style>
    <style:style style:name="P17" style:family="paragraph" style:parent-style-name="Standard">
      <style:paragraph-properties fo:break-before="page"/>
      <style:text-properties fo:font-size="18pt" fo:font-weight="bold" officeooo:rsid="00000ebe" officeooo:paragraph-rsid="00000ebe" style:font-size-asian="18pt" style:font-weight-asian="bold" style:font-size-complex="18pt" style:font-weight-complex="bold"/>
    </style:style>
    <style:style style:name="P18" style:family="paragraph">
      <loext:graphic-properties draw:fill="solid" draw:fill-color="#ffffff" draw:opacity="0%"/>
    </style:style>
    <style:style style:name="T1" style:family="text">
      <style:text-properties officeooo:rsid="0000cfe9"/>
    </style:style>
    <style:style style:name="T2" style:family="text">
      <style:text-properties officeooo:rsid="00030f3f"/>
    </style:style>
    <style:style style:name="T3" style:family="text">
      <style:text-properties officeooo:rsid="00043107"/>
    </style:style>
    <style:style style:name="T4" style:family="text">
      <style:text-properties officeooo:rsid="00053a1e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06acfb"/>
    </style:style>
    <style:style style:name="T7" style:family="text">
      <style:text-properties officeooo:rsid="0007f64d"/>
    </style:style>
    <style:style style:name="T8" style:family="text">
      <style:text-properties style:font-name="DejaVu Sans Mono"/>
    </style:style>
    <style:style style:name="T9" style:family="text">
      <style:text-properties style:font-name="DejaVu Serif"/>
    </style:style>
    <style:style style:name="T10" style:family="text">
      <style:text-properties style:font-name="Liberation Serif"/>
    </style:style>
    <style:style style:name="T11" style:family="text">
      <style:text-properties style:font-name="Ubuntu Mono"/>
    </style:style>
    <style:style style:name="T12" style:family="text">
      <style:text-properties style:font-name="Ubuntu Mono" fo:font-size="11pt" style:font-size-asian="11pt" style:font-size-complex="11pt"/>
    </style:style>
    <style:style style:name="T13" style:family="text">
      <style:text-properties style:font-name="Ubuntu Mono" fo:font-size="11pt" officeooo:rsid="0007f64d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07f64d" style:font-size-asian="11pt" style:font-size-complex="11pt"/>
    </style:style>
    <style:style style:name="gr1" style:family="graphic">
      <style:graphic-properties svg:stroke-width="0.051cm" svg:stroke-color="#000000" draw:marker-start-width="0.432cm" draw:marker-end-width="0.432cm" draw:fill="solid" draw:fill-color="#ffffff" draw:opacity="0%" draw:textarea-horizontal-align="justify" draw:textarea-vertical-align="middle" draw:auto-grow-height="false" fo:min-height="11.268cm" fo:min-width="14.22cm" fo:padding-top="0.025cm" fo:padding-bottom="0.025cm" fo:padding-left="0.025cm" fo:padding-right="0.02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2 Fall <text:s/>CPSC 240 <text:s text:c="2"/>Assignment 2 <text:s text:c="2"/>Post-program Summary</text:p>
      <text:p text:style-name="P8"/>
      <text:p text:style-name="P8"/>
      <text:p text:style-name="P8"/>
      <text:p text:style-name="P8">Dear programmers,</text:p>
      <text:p text:style-name="P8"/>
      <text:p text:style-name="P8">Many of you have asked me questions like “What exactly were you expecting from the GDB part of Assignment 2.” <text:s/>Perhaps the presence of those questions indicate<text:span text:style-name="T6">s</text:span> that the Assignment 2 specification was ambiguous in some <text:span text:style-name="T6">measure</text:span>.</text:p>
      <text:p text:style-name="P8"/>
      <text:p text:style-name="P9">Assignment 2 was intended to be a learning experience in assembly language and gdb combined. <text:s/>I learned that I need to make precise unambiguous statements in technical documents.</text:p>
      <text:p text:style-name="P9"/>
      <text:p text:style-name="P9">I hope you learned something about integrating gdb into an x86 program.</text:p>
      <text:p text:style-name="P9"/>
      <text:p text:style-name="P9">There are two solutions attached: the long version and the short version. <text:s/>It is the short version that was suppose to be created as a companion to the Assignment 2 program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I am acknowledging an anonymous student of 240 whose program I used in order to make the solution in this document. <text:s/>Thanks for use of your program. <text:s/>I have removed his or her name from the solution because I don’t have permission to use that student’s real name. <text:s/>-FH</text:p>
      <text:p text:style-name="P10"/>
      <text:p text:style-name="P11">The student’s name is not ‘Elizabeth’. <text:s/>That’s the name of my computer.</text:p>
      <text:p text:style-name="P17">2022 Fall CPSC240 <text:s/>Assignment 2 Second Half (GDB)</text:p>
      <text:p text:style-name="P1"/>
      <text:p text:style-name="P1"/>
      <text:p text:style-name="P4">Answer key: The long version</text:p>
      <text:p text:style-name="P1"/>
      <text:p text:style-name="P1">The intent was that you research some GDB commands and use them while the right triangle program was executing.</text:p>
      <text:p text:style-name="P1"/>
      <text:p text:style-name="P2">With hindsight it appears that the description of the requirements were vague. <text:s/>The description asked for the short version which should be derived from this long version. <text:s/>So, the first step is to run your computer in GDB mode and obtain a result like the following. <text:s/>The professor inserted blank lines for improved readability</text:p>
      <text:p text:style-name="P1"/>
      <text:p text:style-name="P5"/>
      <text:p text:style-name="P12">activeprofessor@Elizabeth:~/Run-programs/240<text:span text:style-name="T7">John-Doe</text:span>/A2$ <text:s text:c="2"/>sh rg.sh</text:p>
      <text:p text:style-name="P12"/>
      <text:p text:style-name="P12">GNU gdb (Ubuntu 11.1-0ubuntu2) 11.1</text:p>
      <text:p text:style-name="P12">Copyright (C) 2021 Free Software Foundation, Inc.</text:p>
      <text:p text:style-name="P12">License GPLv3+: GNU GPL version 3 or later &lt;http://gnu.org/licenses/gpl.html&gt;</text:p>
      <text:p text:style-name="P12">This is free software: you are free to change and redistribute it.</text:p>
      <text:p text:style-name="P12">There is NO WARRANTY, to the extent permitted by law.</text:p>
      <text:p text:style-name="P12">Type "show copying" and "show warranty" for details.</text:p>
      <text:p text:style-name="P12">This GDB was configured as "x86_64-linux-gnu".</text:p>
      <text:p text:style-name="P12">Type "show configuration" for configuration details.</text:p>
      <text:p text:style-name="P12">For bug reporting instructions, please see:</text:p>
      <text:p text:style-name="P12">&lt;https://www.gnu.org/software/gdb/bugs/&gt;.</text:p>
      <text:p text:style-name="P12">Find the GDB manual and other documentation resources online at:</text:p>
      <text:p text:style-name="P12"><text:s text:c="4"/>&lt;http://www.gnu.org/software/gdb/documentation/&gt;.</text:p>
      <text:p text:style-name="P12"/>
      <text:p text:style-name="P12">For help, type "help".</text:p>
      <text:p text:style-name="P12">Type "apropos word" to search for commands related to "word"...</text:p>
      <text:p text:style-name="P12">Reading symbols from ./finalg.out…</text:p>
      <text:p text:style-name="P12"/>
      <text:p text:style-name="P12">(gdb) b main</text:p>
      <text:p text:style-name="P12">Breakpoint 1 at 0x401222: file pythagoras.cpp, line 51.</text:p>
      <text:p text:style-name="P12"/>
      <text:p text:style-name="P12">(gdb) b triangles</text:p>
      <text:p text:style-name="P12">Breakpoint 2 at 0x401540</text:p>
      <text:p text:style-name="P12"/>
      <text:p text:style-name="P12">(gdb) b triangle.asm:97</text:p>
      <text:p text:style-name="P12">Breakpoint 3 at 0x401557: file triangle.asm, line 98.</text:p>
      <text:p text:style-name="P12"/>
      <text:p text:style-name="P12">(gdb) b triangle.asm:138</text:p>
      <text:p text:style-name="P12">Breakpoint 4 at 0x401631: file triangle.asm, line 139.</text:p>
      <text:p text:style-name="P12"/>
      <text:p text:style-name="P12">(gdb) b triangle.asm:221</text:p>
      <text:p text:style-name="P12">Breakpoint 5 at 0x401791: file triangle.asm, line 222.</text:p>
      <text:p text:style-name="P12"/>
      <text:p text:style-name="P12">(gdb) r</text:p>
      <text:p text:style-name="P12">Starting program: /home/activeprofessor/Run-programs/240<text:span text:style-name="T7">John-Doe</text:span>/A2/finalg.out </text:p>
      <text:p text:style-name="P12">[Thread debugging using libthread_db enabled]</text:p>
      <text:p text:style-name="P12">Using host libthread_db library "/lib/x86_64-linux-gnu/libthread_db.so.1".</text:p>
      <text:p text:style-name="P12"/>
      <text:p text:style-name="P12">Breakpoint 1, main () at pythagoras.cpp:51</text:p>
      <text:p text:style-name="P12">51<text:tab/>int main(){</text:p>
      <text:p text:style-name="P12"/>
      <text:p text:style-name="P12">(gdb) p/d answer</text:p>
      <text:p text:style-name="P12"><text:soft-page-break/>$1 = 0</text:p>
      <text:p text:style-name="P12"/>
      <text:p text:style-name="P12">(gdb) p/x &amp;welcome</text:p>
      <text:p text:style-name="P12">$2 = 0x7fffffffdf10</text:p>
      <text:p text:style-name="P12"/>
      <text:p text:style-name="P12">(gdb) x/1xg $rsp</text:p>
      <text:p text:style-name="P12">0x7fffffffdf00:<text:tab/>0x0000000000000001</text:p>
      <text:p text:style-name="P12"/>
      <text:p text:style-name="P12">(gdb) c</text:p>
      <text:p text:style-name="P12">Continuing.</text:p>
      <text:p text:style-name="P12">Welcome to Right Triangles programmed by <text:span text:style-name="T7">John Doe</text:span>.</text:p>
      <text:p text:style-name="P12">For any questions or concerns please reach out to <text:span text:style-name="T7">John</text:span> at selazbin@csu.fullerton.edu.</text:p>
      <text:p text:style-name="P12"/>
      <text:p text:style-name="P12">Breakpoint 2, 0x0000000000401540 in triangles ()</text:p>
      <text:p text:style-name="P12">(gdb) c</text:p>
      <text:p text:style-name="P12">Continuing.</text:p>
      <text:p text:style-name="P12"/>
      <text:p text:style-name="P12">Breakpoint 3, 0x0000000000401557 in triangles ()</text:p>
      <text:p text:style-name="P12">(gdb) p/x &amp;promptlastname</text:p>
      <text:p text:style-name="P12">$3 = 0x4040af</text:p>
      <text:p text:style-name="P12"/>
      <text:p text:style-name="P12">(gdb) c</text:p>
      <text:p text:style-name="P12">Continuing.</text:p>
      <text:p text:style-name="P12">Please enter your last name: Claus</text:p>
      <text:p text:style-name="P12">Please enter your title (Mr., Ms., Mrs., etc...): Sleigh driver</text:p>
      <text:p text:style-name="P12"/>
      <text:p text:style-name="P12">Breakpoint 4, 0x0000000000401631 in triangles ()</text:p>
      <text:p text:style-name="P12">(gdb) p/x $xmm10.v2_double[0]</text:p>
      <text:p text:style-name="P12">$4 = 0x0</text:p>
      <text:p text:style-name="P12"/>
      <text:p text:style-name="P12">(gdb) c</text:p>
      <text:p text:style-name="P12">Continuing.</text:p>
      <text:p text:style-name="P12">Please enter the sides of your triangle separated by whitespace: 3.3 <text:s/>6.7</text:p>
      <text:p text:style-name="P12">The length of the hypotenuse is 7.4686009399351363 units.</text:p>
      <text:p text:style-name="P12">The area of your triangle is 11.0549999999999997 units.</text:p>
      <text:p text:style-name="P12">Please enjoy your triangles Sleigh driver Claus </text:p>
      <text:p text:style-name="P12"/>
      <text:p text:style-name="P12">Breakpoint 5, 0x0000000000401791 in triangles ()</text:p>
      <text:p text:style-name="P12"/>
      <text:p text:style-name="P12">(gdb) p/x $xmm0.v2_double[0]</text:p>
      <text:p text:style-name="P12">$5 = 0x7</text:p>
      <text:p text:style-name="P12"/>
      <text:p text:style-name="P12">(gdb) p/f $xmm0.v2_double[0]</text:p>
      <text:p text:style-name="P12">$6 = 7.4686009399351363</text:p>
      <text:p text:style-name="P12"/>
      <text:p text:style-name="P12">(gdb) c</text:p>
      <text:p text:style-name="P12">Continuing.</text:p>
      <text:p text:style-name="P12"/>
      <text:p text:style-name="P12">Answer that was returned to driver: 7.4686009399351363</text:p>
      <text:p text:style-name="P12">This answer is valid so the system will keep it.</text:p>
      <text:p text:style-name="P12">The driver will return 0 to the operating system.</text:p>
      <text:p text:style-name="P12">Have a good day! Bye!</text:p>
      <text:p text:style-name="P12">[Inferior 1 (process 6000) exited normally]</text:p>
      <text:p text:style-name="P12"/>
      <text:p text:style-name="P12">(gdb) q</text:p>
      <text:p text:style-name="P1"><text:a xlink:type="simple" xlink:href="mailto:activeprofessor@Elizabeth" text:style-name="Internet_20_link" text:visited-style-name="Visited_20_Internet_20_Link"><text:span text:style-name="T12">activeprofessor@Elizabeth</text:span></text:a><text:span text:style-name="T12">:~/Run-programs/240</text:span><text:span text:style-name="T13">John-Doe</text:span><text:span text:style-name="T12">/A2$ </text:span></text:p>
      <text:p text:style-name="P12"/>
      <text:p text:style-name="P12"/>
      <text:p text:style-name="P12"/>
      <text:p text:style-name="P12"/>
      <text:p text:style-name="P15">//<text:span text:style-name="T1">Footnotes:</text:span></text:p>
      <text:p text:style-name="P12"><text:soft-page-break/></text:p>
      <text:p text:style-name="P13">I found it to be very boring to sit at the keyboard pressing the ‘n’ key repeatedly until I arrived at a certain point in the program. <text:s/>I made the destination point into a breakpoint. <text:s/>Then I could easily advance to that destination by simply pressing ‘c’. <text:s/></text:p>
      <text:p text:style-name="P13"/>
      <text:p text:style-name="P13">This long version dialog shows 5 declared break points rather than the 3 break points described in the Assignment 2 document.</text:p>
      <text:p text:style-name="P13"/>
      <text:p text:style-name="P14">Locations of breakpoints</text:p>
      <text:p text:style-name="P14">#1 <text:s/>Header ‘main’ of the driver.</text:p>
      <text:p text:style-name="P14">#2 <text:s/>At the point where a call to function ‘triangle’ will happen.</text:p>
      <text:p text:style-name="P14">#3 <text:s/>At a point in ‘triangle’ after all 16 pushes have completed.</text:p>
      <text:p text:style-name="P14">#4 <text:s/>At the block setting up the first call to scanf.</text:p>
      <text:p text:style-name="P14">#5 <text:s/>At the ret instruction in ‘triangle’.</text:p>
      <text:p text:style-name="P3"/>
      <text:p text:style-name="P3"/>
      <text:p text:style-name="P6"><text:span text:style-name="T2">Answer </text:span>Short version</text:p>
      <text:p text:style-name="P3"/>
      <text:p text:style-name="P3">The short version consists <text:span text:style-name="T4">of </text:span>only the commands entered at the keyboard. <text:s/>The interactive dialog is omitted. <text:s/><text:span text:style-name="T3">It was originally intended that students submit the short version as evidence of knowledge of gdb.</text:span></text:p>
      <text:p text:style-name="P3"/>
      <text:p text:style-name="P3">FYI: The pound sign makes a comment in both gdb and in bash.</text:p>
      <text:p text:style-name="P3"/>
      <text:p text:style-name="P16"><draw:custom-shape text:anchor-type="paragraph" draw:z-index="0" draw:name="Shape 1" draw:style-name="gr1" draw:text-style-name="P18" svg:width="14.271cm" svg:height="11.318cm" svg:x="-0.085cm" svg:y="0.053cm"><text:p/><draw:enhanced-geometry svg:viewBox="0 0 21600 21600" draw:type="rectangle" draw:enhanced-path="M 0 0 L 21600 0 21600 21600 0 21600 0 0 Z N"/></draw:custom-shape>b main</text:p>
      <text:p text:style-name="P16">b triangles</text:p>
      <text:p text:style-name="P16">b triangles.asm:97</text:p>
      <text:p text:style-name="P16">b triangles.asm:138</text:p>
      <text:p text:style-name="P16">b triangle.asm:221</text:p>
      <text:p text:style-name="P16">r</text:p>
      <text:p text:style-name="P16">p/d answer</text:p>
      <text:p text:style-name="P16">p/x &amp;welcome</text:p>
      <text:p text:style-name="P16">x/1xg $rsp</text:p>
      <text:p text:style-name="P16">c</text:p>
      <text:p text:style-name="P16">#Execution is at <text:span text:style-name="T2">break#2</text:span></text:p>
      <text:p text:style-name="P16">c</text:p>
      <text:p text:style-name="P16">#Execution is at <text:span text:style-name="T2">break #3: </text:span>the instruction after the 16 pushes</text:p>
      <text:p text:style-name="P16">p/x &amp;promptlastname</text:p>
      <text:p text:style-name="P16">c</text:p>
      <text:p text:style-name="P16">Enter last name: Claus</text:p>
      <text:p text:style-name="P16">Enter title: Sleigh driver</text:p>
      <text:p text:style-name="P16">#Execution has reached break #4 immediately before inputting sides of triangle</text:p>
      <text:p text:style-name="P16">c</text:p>
      <text:p text:style-name="P16">Enter sides separated by ws: <text:s/>3.3 <text:s/>6.7</text:p>
      <text:p text:style-name="P16">#Execution has reached breakpoint #5 located at the ret instruction</text:p>
      <text:p text:style-name="P16">p/f <text:s/>#xmm0.v2_double[0]</text:p>
      <text:p text:style-name="P16">c</text:p>
      <text:p text:style-name="P16">#The driver program has terminated graceful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MathJax_Vector-Bold" svg:font-family="MathJax_Vector-Bold" style:font-pitch="fixed"/>
    <style:font-face style:name="Mitra Mono" svg:font-family="'Mitra Mono'" style:font-pitch="fixed"/>
    <style:font-face style:name="Ubuntu Mono" svg:font-family="'Ubuntu Mono'" style:font-pitch="fixed"/>
    <style:font-face style:name="Ubuntu Mono1" svg:font-family="'Ubuntu Mono'" style:font-adornments="Bold" style:font-pitch="fixed"/>
    <style:font-face style:name="DejaVu Sans Mono" svg:font-family="'DejaVu Sans Mono'" style:font-family-generic="modern" style:font-pitch="fixed"/>
    <style:font-face style:name="MathJax_Fraktur" svg:font-family="MathJax_Fraktur" style:font-adornments="Bold" style:font-pitch="variable"/>
    <style:font-face style:name="Mukti Narrow" svg:font-family="'Mukti Narrow'" style:font-adornments="Regular" style:font-pitch="variable"/>
    <style:font-face style:name="Noto Kufi Arabic" svg:font-family="'Noto Kufi Arabic'" style:font-adornments="Bold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Georgia" svg:font-family="Georg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Noto Serif Dogra" svg:font-family="'Noto Serif Dogra'" style:font-family-generic="roman" style:font-pitch="variable"/>
    <style:font-face style:name="Noto Serif Ethiopic" svg:font-family="'Noto Serif Ethiopic'" style:font-adornments="Bold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Trebuchet MS" svg:font-family="'Trebuchet M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4:21:09.408215961</meta:creation-date>
    <dc:date>2022-09-23T00:58:25.643486741</dc:date>
    <meta:editing-duration>PT42M1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123" meta:word-count="885" meta:character-count="5769" meta:non-whitespace-character-count="4967"/>
  </office:meta>
</office:document-meta>
</file>